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ęp w pracy:</text:p>
      <text:p text:style-name="P2">akcja sadzenia i zbierania warzyw oraz gotowania, która z dwóch produktów robi jedzenie. Wykonywanie akcji sadzenia i zbierania podczas dnia przez ogrodników. Wypisywanie w konsoli, która kolumna odpowiada za jaki produkt lub aktora, żeby zwiększyć przejrzystość.</text:p>
      <text:p text:style-name="P2"/>
      <text:p text:style-name="P1">Plan dalszej realizacji:</text:p>
      <text:p text:style-name="P2">Zrealizowanie starzenia. Ulepszenie wyglądu symulacji w konso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1S</meta:editing-duration>
    <meta:editing-cycles>3</meta:editing-cycles>
    <meta:generator>OpenOffice/4.1.3$Win32 OpenOffice.org_project/413m1$Build-9783</meta:generator>
    <dc:date>2018-01-17T19:23:31.57</dc:date>
    <meta:document-statistic meta:table-count="0" meta:image-count="0" meta:object-count="0" meta:page-count="1" meta:paragraph-count="4" meta:word-count="49" meta:character-count="366"/>
    <dc:creator>Aleksandra Łukaszewicz</dc:creator>
    <meta:user-defined meta:name="Info 1"/>
    <meta:user-defined meta:name="Info 2"/>
    <meta:user-defined meta:name="Info 3"/>
    <meta:user-defined meta:name="Info 4"/>
  </office:meta>
</office:document-meta>
</file>